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1cm" draw:marker-end="Arrow" draw:marker-end-width="0.1cm" draw:fill="none" draw:textarea-vertical-align="middle"/>
    </style:style>
    <style:style style:name="gr4" style:family="graphic" style:parent-style-name="standard">
      <style:graphic-properties draw:fill-color="#5c8526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5c8526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hree-corners" draw:style-name="dp1" draw:master-page-name="Default">
        <draw:custom-shape draw:style-name="gr1" draw:text-style-name="P1" xml:id="id1" draw:id="id1" draw:layer="layout" svg:width="2.7cm" svg:height="1.6cm" svg:x="3.1cm" svg:y="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7cm" svg:height="1.6cm" svg:x="8.9cm" svg:y="1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7cm" svg:height="1.6cm" svg:x="7.2cm" svg:y="6.2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.45cm" svg:y1="4cm" svg:x2="7.2cm" svg:y2="7cm" draw:start-shape="id1" draw:start-glue-point="2" draw:end-shape="id2" draw:end-glue-point="3" svg:d="m4450 4000 2750 3000">
          <text:p/>
        </draw:connector>
        <draw:connector draw:style-name="gr2" draw:text-style-name="P1" draw:layer="layout" draw:type="line" svg:x1="5.8cm" svg:y1="3.2cm" svg:x2="8.9cm" svg:y2="2.4cm" draw:start-shape="id1" draw:start-glue-point="1" draw:end-shape="id3" svg:d="m5800 3200 3100-800">
          <text:p/>
        </draw:connector>
        <draw:connector draw:style-name="gr2" draw:text-style-name="P1" draw:layer="layout" draw:type="line" svg:x1="8.55cm" svg:y1="6.2cm" svg:x2="10.25cm" svg:y2="3.2cm" draw:start-shape="id2" draw:start-glue-point="0" draw:end-shape="id3" draw:end-glue-point="2" svg:d="m8550 6200 1700-3000">
          <text:p/>
        </draw:connector>
      </draw:page>
      <draw:page draw:name="four-corners" draw:style-name="dp1" draw:master-page-name="Default">
        <draw:custom-shape draw:style-name="gr1" draw:text-style-name="P1" xml:id="id4" draw:id="id4" draw:layer="layout" svg:width="2.7cm" svg:height="1.6cm" svg:x="3.1cm" svg:y="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7cm" svg:height="1.6cm" svg:x="8.9cm" svg:y="1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7cm" svg:height="1.6cm" svg:x="7.2cm" svg:y="6.2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.45cm" svg:y1="4cm" svg:x2="7.2cm" svg:y2="7cm" draw:start-shape="id4" draw:start-glue-point="2" draw:end-shape="id5" draw:end-glue-point="3" svg:d="m4450 4000 2750 3000">
          <text:p/>
        </draw:connector>
        <draw:connector draw:style-name="gr2" draw:text-style-name="P1" draw:layer="layout" draw:type="line" svg:x1="5.8cm" svg:y1="3.2cm" svg:x2="8.9cm" svg:y2="2.4cm" draw:start-shape="id4" draw:start-glue-point="1" draw:end-shape="id6" svg:d="m5800 3200 3100-800">
          <text:p/>
        </draw:connector>
        <draw:connector draw:style-name="gr2" draw:text-style-name="P1" draw:layer="layout" draw:type="line" svg:x1="8.55cm" svg:y1="6.2cm" svg:x2="10.25cm" svg:y2="3.2cm" draw:start-shape="id5" draw:start-glue-point="0" draw:end-shape="id6" draw:end-glue-point="2" svg:d="m8550 6200 1700-3000">
          <text:p/>
        </draw:connector>
        <draw:custom-shape draw:style-name="gr1" draw:text-style-name="P1" xml:id="id7" draw:id="id7" draw:layer="layout" svg:width="2.7cm" svg:height="1.6cm" svg:x="12.2cm" svg:y="4.1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.6cm" svg:y1="2.4cm" svg:x2="13.55cm" svg:y2="4.1cm" draw:start-shape="id6" draw:end-shape="id7" draw:end-glue-point="0" svg:d="m11600 2400 1950 1700">
          <text:p/>
        </draw:connector>
        <draw:connector draw:style-name="gr2" draw:text-style-name="P1" draw:layer="layout" draw:type="line" svg:x1="9.9cm" svg:y1="7cm" svg:x2="13.55cm" svg:y2="5.7cm" draw:start-shape="id5" draw:end-shape="id7" draw:end-glue-point="2" svg:d="m9900 7000 3650-1300">
          <text:p/>
        </draw:connector>
        <draw:connector draw:style-name="gr2" draw:text-style-name="P1" draw:layer="layout" draw:type="line" svg:x1="5.8cm" svg:y1="3.2cm" svg:x2="12.2cm" svg:y2="4.9cm" draw:start-shape="id4" draw:start-glue-point="1" draw:end-shape="id7" draw:end-glue-point="3" svg:d="m5800 3200 6400 1700">
          <text:p/>
        </draw:connector>
      </draw:page>
      <draw:page draw:name="idm" draw:style-name="dp1" draw:master-page-name="Default">
        <draw:custom-shape draw:style-name="gr1" draw:text-style-name="P1" xml:id="id8" draw:id="id8" draw:layer="layout" svg:width="2.7cm" svg:height="1.6cm" svg:x="3.1cm" svg:y="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2.7cm" svg:height="1.6cm" svg:x="8.9cm" svg:y="1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2.7cm" svg:height="1.6cm" svg:x="7.2cm" svg:y="6.2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8cm" svg:y1="3.2cm" svg:x2="7.9cm" svg:y2="4.7cm" draw:start-shape="id8" draw:start-glue-point="1" draw:end-shape="id9" svg:d="m5800 3200 2100 1500">
          <text:p/>
        </draw:connector>
        <draw:connector draw:style-name="gr3" draw:text-style-name="P1" draw:layer="layout" draw:type="line" svg:x1="9.25cm" svg:y1="3.9cm" svg:x2="10.25cm" svg:y2="3.2cm" draw:start-shape="id9" draw:start-glue-point="0" draw:end-shape="id10" draw:end-glue-point="2" svg:d="m9250 3900 1000-700">
          <text:p/>
        </draw:connector>
        <draw:custom-shape draw:style-name="gr1" draw:text-style-name="P1" xml:id="id11" draw:id="id11" draw:layer="layout" svg:width="2.7cm" svg:height="1.6cm" svg:x="12.2cm" svg:y="4.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6cm" svg:y1="4.7cm" svg:x2="12.2cm" svg:y2="4.9cm" draw:start-shape="id9" draw:start-glue-point="1" draw:end-shape="id11" draw:end-glue-point="3" svg:d="m10600 4700 1600 200">
          <text:p/>
        </draw:connector>
        <draw:connector draw:style-name="gr3" draw:text-style-name="P1" draw:layer="layout" draw:type="line" svg:x1="8.55cm" svg:y1="6.2cm" svg:x2="9.25cm" svg:y2="5.5cm" draw:start-shape="id12" draw:start-glue-point="0" draw:end-shape="id9" svg:d="m8550 6200 700-700">
          <text:p/>
        </draw:connector>
        <draw:custom-shape draw:style-name="gr4" draw:text-style-name="P1" xml:id="id9" draw:id="id9" draw:layer="layout" svg:width="2.7cm" svg:height="1.6cm" svg:x="7.9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oauth" draw:style-name="dp1" draw:master-page-name="Default">
        <draw:g>
          <draw:custom-shape draw:style-name="gr5" draw:text-style-name="P1" draw:layer="layout" svg:width="0.6cm" svg:height="0.6cm" svg:x="3.1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3.4cm" svg:y1="2.1cm" svg:x2="3.4cm" svg:y2="2.8cm">
            <text:p/>
          </draw:line>
          <draw:line draw:style-name="gr6" draw:text-style-name="P1" draw:layer="layout" svg:x1="3.4cm" svg:y1="2.8cm" svg:x2="2.999cm" svg:y2="3.299cm">
            <text:p/>
          </draw:line>
          <draw:line draw:style-name="gr6" draw:text-style-name="P1" draw:layer="layout" svg:x1="3.398cm" svg:y1="2.8cm" svg:x2="3.799cm" svg:y2="3.299cm">
            <text:p/>
          </draw:line>
          <draw:line draw:style-name="gr6" draw:text-style-name="P1" draw:layer="layout" svg:x1="2.9cm" svg:y1="2.3cm" svg:x2="3.9cm" svg:y2="2.3cm">
            <text:p/>
          </draw:line>
        </draw:g>
        <draw:custom-shape draw:style-name="gr7" draw:text-style-name="P1" xml:id="id14" draw:id="id14" draw:layer="layout" svg:width="2.7cm" svg:height="1.5cm" svg:x="9.4cm" svg:y="5.3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7" draw:text-style-name="P1" xml:id="id15" draw:id="id15" draw:layer="layout" svg:width="3.1cm" svg:height="1.5cm" svg:x="1.9cm" svg:y="6.3cm">
          <text:p text:style-name="P1">Resource</text:p>
          <draw:enhanced-geometry svg:viewBox="0 0 21600 21600" draw:type="rectangle" draw:enhanced-path="M 0 0 L 21600 0 21600 21600 0 21600 0 0 Z N"/>
        </draw:custom-shape>
        <draw:custom-shape draw:style-name="gr8" draw:text-style-name="P2" xml:id="id16" draw:id="id16" draw:layer="layout" svg:width="2.7cm" svg:height="1.6cm" svg:x="14cm" svg:y="7.1cm">
          <text:p text:style-name="P1"><text:span text:style-name="T1">A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" draw:layer="layout" svg:width="2.119cm" svg:height="0.963cm" svg:x="2.381cm" svg:y="3.437cm">
          <draw:text-box>
            <text:p text:style-name="P1">User</text:p>
          </draw:text-box>
        </draw:frame>
        <draw:custom-shape draw:style-name="gr10" draw:text-style-name="P1" xml:id="id13" draw:id="id13" draw:layer="layout" svg:width="3.3cm" svg:height="1.5cm" svg:x="4.7cm" svg:y="1.8cm">
          <text:p text:style-name="P1">Browser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6.35cm" svg:y1="3.3cm" svg:x2="10.75cm" svg:y2="5.3cm" draw:start-shape="id13" draw:start-glue-point="2" draw:end-shape="id14" svg:d="m6350 3300v1000h4400v1000">
          <text:p/>
        </draw:connector>
        <draw:connector draw:style-name="gr11" draw:text-style-name="P1" draw:layer="layout" svg:x1="9.4cm" svg:y1="6.05cm" svg:x2="5cm" svg:y2="7.05cm" draw:start-shape="id14" draw:start-glue-point="3" draw:end-shape="id15" svg:d="m9400 6050h-2200v1000h-2200">
          <text:p/>
        </draw:connector>
        <draw:connector draw:style-name="gr11" draw:text-style-name="P1" draw:layer="layout" svg:x1="10.75cm" svg:y1="6.8cm" svg:x2="14cm" svg:y2="7.9cm" draw:start-shape="id14" draw:start-glue-point="2" draw:end-shape="id16" svg:d="m10750 6800v1100h3250">
          <text:p/>
        </draw:connector>
        <draw:connector draw:style-name="gr11" draw:text-style-name="P1" draw:layer="layout" svg:x1="8cm" svg:y1="2.55cm" svg:x2="15.35cm" svg:y2="7.1cm" draw:start-shape="id13" draw:start-glue-point="1" draw:end-shape="id16" draw:end-glue-point="0" svg:d="m8000 2550h7350v4550">
          <text:p/>
        </draw:connector>
      </draw:page>
      <draw:page draw:name="cf-uaa" draw:style-name="dp1" draw:master-page-name="Default">
        <draw:g>
          <draw:custom-shape draw:style-name="gr5" draw:text-style-name="P1" draw:layer="layout" svg:width="0.6cm" svg:height="0.6cm" svg:x="3.1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3.4cm" svg:y1="2.1cm" svg:x2="3.4cm" svg:y2="2.8cm">
            <text:p/>
          </draw:line>
          <draw:line draw:style-name="gr6" draw:text-style-name="P1" draw:layer="layout" svg:x1="3.4cm" svg:y1="2.8cm" svg:x2="2.999cm" svg:y2="3.299cm">
            <text:p/>
          </draw:line>
          <draw:line draw:style-name="gr6" draw:text-style-name="P1" draw:layer="layout" svg:x1="3.398cm" svg:y1="2.8cm" svg:x2="3.799cm" svg:y2="3.299cm">
            <text:p/>
          </draw:line>
          <draw:line draw:style-name="gr6" draw:text-style-name="P1" draw:layer="layout" svg:x1="2.9cm" svg:y1="2.3cm" svg:x2="3.9cm" svg:y2="2.3cm">
            <text:p/>
          </draw:line>
        </draw:g>
        <draw:custom-shape draw:style-name="gr7" draw:text-style-name="P1" xml:id="id18" draw:id="id18" draw:layer="layout" svg:width="2.7cm" svg:height="1.5cm" svg:x="9.4cm" svg:y="5.3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7" draw:text-style-name="P1" xml:id="id19" draw:id="id19" draw:layer="layout" svg:width="5.2cm" svg:height="1.5cm" svg:x="1.3cm" svg:y="6.3cm">
          <text:p text:style-name="P1">Cloud Controller</text:p>
          <draw:enhanced-geometry svg:viewBox="0 0 21600 21600" draw:type="rectangle" draw:enhanced-path="M 0 0 L 21600 0 21600 21600 0 21600 0 0 Z N"/>
        </draw:custom-shape>
        <draw:custom-shape draw:style-name="gr8" draw:text-style-name="P2" xml:id="id20" draw:id="id20" draw:layer="layout" svg:width="2.7cm" svg:height="1.6cm" svg:x="14cm" svg:y="7.1cm">
          <text:p text:style-name="P1"><text:span text:style-name="T1">UA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" draw:layer="layout" svg:width="2.119cm" svg:height="0.963cm" svg:x="2.381cm" svg:y="3.437cm">
          <draw:text-box>
            <text:p text:style-name="P1">User</text:p>
          </draw:text-box>
        </draw:frame>
        <draw:custom-shape draw:style-name="gr10" draw:text-style-name="P1" xml:id="id17" draw:id="id17" draw:layer="layout" svg:width="3.3cm" svg:height="1.5cm" svg:x="4.7cm" svg:y="1.8cm">
          <text:p text:style-name="P1">Browser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6.35cm" svg:y1="3.3cm" svg:x2="10.75cm" svg:y2="5.3cm" draw:start-shape="id17" draw:start-glue-point="2" draw:end-shape="id18" svg:d="m6350 3300v1000h4400v1000">
          <text:p/>
        </draw:connector>
        <draw:connector draw:style-name="gr11" draw:text-style-name="P1" draw:layer="layout" svg:x1="9.4cm" svg:y1="6.05cm" svg:x2="6.5cm" svg:y2="7.05cm" draw:start-shape="id18" draw:start-glue-point="3" draw:end-shape="id19" svg:d="m9400 6050h-1450v1000h-1450">
          <text:p/>
        </draw:connector>
        <draw:connector draw:style-name="gr11" draw:text-style-name="P1" draw:layer="layout" svg:x1="10.75cm" svg:y1="6.8cm" svg:x2="14cm" svg:y2="7.9cm" draw:start-shape="id18" draw:start-glue-point="2" draw:end-shape="id20" svg:d="m10750 6800v1100h3250">
          <text:p/>
        </draw:connector>
        <draw:connector draw:style-name="gr11" draw:text-style-name="P1" draw:layer="layout" svg:x1="8cm" svg:y1="2.55cm" svg:x2="15.35cm" svg:y2="7.1cm" draw:start-shape="id17" draw:start-glue-point="1" draw:end-shape="id20" draw:end-glue-point="0" svg:d="m8000 2550h7350v4550">
          <text:p/>
        </draw:connector>
      </draw:page>
      <draw:page draw:name="cf-login" draw:style-name="dp1" draw:master-page-name="Default">
        <draw:g>
          <draw:custom-shape draw:style-name="gr5" draw:text-style-name="P1" draw:layer="layout" svg:width="0.6cm" svg:height="0.6cm" svg:x="3.1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3.4cm" svg:y1="2.1cm" svg:x2="3.4cm" svg:y2="2.8cm">
            <text:p/>
          </draw:line>
          <draw:line draw:style-name="gr6" draw:text-style-name="P1" draw:layer="layout" svg:x1="3.4cm" svg:y1="2.8cm" svg:x2="2.999cm" svg:y2="3.299cm">
            <text:p/>
          </draw:line>
          <draw:line draw:style-name="gr6" draw:text-style-name="P1" draw:layer="layout" svg:x1="3.398cm" svg:y1="2.8cm" svg:x2="3.799cm" svg:y2="3.299cm">
            <text:p/>
          </draw:line>
          <draw:line draw:style-name="gr6" draw:text-style-name="P1" draw:layer="layout" svg:x1="2.9cm" svg:y1="2.3cm" svg:x2="3.9cm" svg:y2="2.3cm">
            <text:p/>
          </draw:line>
        </draw:g>
        <draw:custom-shape draw:style-name="gr7" draw:text-style-name="P1" xml:id="id22" draw:id="id22" draw:layer="layout" svg:width="2.7cm" svg:height="1.5cm" svg:x="9.4cm" svg:y="5.3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7" draw:text-style-name="P1" xml:id="id23" draw:id="id23" draw:layer="layout" svg:width="5.2cm" svg:height="1.5cm" svg:x="1.3cm" svg:y="6.3cm">
          <text:p text:style-name="P1">Cloud Controller</text:p>
          <draw:enhanced-geometry svg:viewBox="0 0 21600 21600" draw:type="rectangle" draw:enhanced-path="M 0 0 L 21600 0 21600 21600 0 21600 0 0 Z N"/>
        </draw:custom-shape>
        <draw:custom-shape draw:style-name="gr8" draw:text-style-name="P2" xml:id="id24" draw:id="id24" draw:layer="layout" svg:width="2.7cm" svg:height="1.6cm" svg:x="14cm" svg:y="7.1cm">
          <text:p text:style-name="P1"><text:span text:style-name="T1">Login</text:span></text:p>
          <text:p text:style-name="P1"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" draw:layer="layout" svg:width="2.119cm" svg:height="0.963cm" svg:x="2.381cm" svg:y="3.437cm">
          <draw:text-box>
            <text:p text:style-name="P1">User</text:p>
          </draw:text-box>
        </draw:frame>
        <draw:custom-shape draw:style-name="gr10" draw:text-style-name="P1" xml:id="id21" draw:id="id21" draw:layer="layout" svg:width="3.3cm" svg:height="1.5cm" svg:x="4.7cm" svg:y="1.8cm">
          <text:p text:style-name="P1">Browser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6.35cm" svg:y1="3.3cm" svg:x2="10.75cm" svg:y2="5.3cm" draw:start-shape="id21" draw:start-glue-point="2" draw:end-shape="id22" svg:d="m6350 3300v1000h4400v1000">
          <text:p/>
        </draw:connector>
        <draw:connector draw:style-name="gr11" draw:text-style-name="P1" draw:layer="layout" svg:x1="9.4cm" svg:y1="6.05cm" svg:x2="6.5cm" svg:y2="7.05cm" draw:start-shape="id22" draw:start-glue-point="3" draw:end-shape="id23" svg:d="m9400 6050h-1450v1000h-1450">
          <text:p/>
        </draw:connector>
        <draw:connector draw:style-name="gr11" draw:text-style-name="P1" draw:layer="layout" svg:x1="10.75cm" svg:y1="6.8cm" svg:x2="14cm" svg:y2="7.9cm" draw:start-shape="id22" draw:start-glue-point="2" draw:end-shape="id24" svg:d="m10750 6800v1100h3250">
          <text:p/>
        </draw:connector>
        <draw:connector draw:style-name="gr11" draw:text-style-name="P1" draw:layer="layout" svg:x1="8cm" svg:y1="2.55cm" svg:x2="15.35cm" svg:y2="7.1cm" draw:start-shape="id21" draw:start-glue-point="1" draw:end-shape="id24" draw:end-glue-point="0" svg:d="m8000 2550h7350v4550">
          <text:p/>
        </draw:connector>
        <draw:custom-shape draw:style-name="gr8" draw:text-style-name="P2" xml:id="id25" draw:id="id25" draw:layer="layout" svg:width="2.7cm" svg:height="1.6cm" svg:x="16.2cm" svg:y="4.3cm">
          <text:p text:style-name="P1"><text:span text:style-name="T1">UA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16.7cm" svg:y1="7.9cm" svg:x2="17.55cm" svg:y2="5.9cm" draw:start-shape="id24" draw:start-glue-point="1" draw:end-shape="id25" draw:end-glue-point="2" svg:d="m16700 7900h850v-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e Syer</meta:initial-creator>
    <meta:creation-date>2012-09-25T14:07:47</meta:creation-date>
    <dc:date>2012-09-27T12:17:54</dc:date>
    <dc:creator>Dave Syer</dc:creator>
    <meta:editing-duration>PT19H56M31S</meta:editing-duration>
    <meta:editing-cycles>7</meta:editing-cycles>
    <meta:generator>LibreOffice/3.5$Linux_X86_64 LibreOffice_project/350m1$Build-2</meta:generator>
    <meta:document-statistic meta:object-count="72"/>
  </office:meta>
</office:document-meta>
</file>